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3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4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5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6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7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8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9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0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  <style:style style:name="P12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asian="en" style:country-asian="IN"/>
    </style:style>
  </office:automatic-styles>
  <office:body>
    <office:text text:use-soft-page-breaks="true">
      <text:p text:style-name="P1">&lt;!DOCTYPE html&gt;</text:p>
      <text:p text:style-name="P2">&lt;html lang="en"&gt;</text:p>
      <text:p text:style-name="P3">&lt;head&gt;</text:p>
      <text:p text:style-name="P4"><text:s text:c="2"/>&lt;meta charset="UTF-8"&gt;</text:p>
      <text:p text:style-name="P5"><text:s text:c="2"/>&lt;meta name="viewport" content="width=device-width, initial-scale=1.0"&gt;</text:p>
      <text:p text:style-name="P6"><text:s text:c="2"/>&lt;link rel="stylesheet" href="group-stylez.css"&gt;</text:p>
      <text:p text:style-name="P7"/>
      <text:p text:style-name="P8"><text:s text:c="2"/>&lt;style&gt;</text:p>
      <text:p text:style-name="P9"><text:s text:c="4"/>body {</text:p>
      <text:p text:style-name="P10"><text:s text:c="6"/>font-family: Arial, sans-serif;</text:p>
      <text:p text:style-name="P11"><text:s text:c="6"/>background-color: #f4f4f4;</text:p>
      <text:p text:style-name="P12"><text:s text:c="6"/>padding: 20px;</text:p>
      <text:p text:style-name="P13"><text:s text:c="4"/>}</text:p>
      <text:p text:style-name="P14"><text:s text:c="4"/>.feedback-form {</text:p>
      <text:p text:style-name="P15"><text:s text:c="6"/>max-width: 600px;</text:p>
      <text:p text:style-name="P16"><text:s text:c="6"/>margin: 0 auto;</text:p>
      <text:p text:style-name="P17"><text:s text:c="6"/>background-color: #fff;</text:p>
      <text:p text:style-name="P18"><text:s text:c="6"/>padding: 20px;</text:p>
      <text:p text:style-name="P19"><text:s text:c="6"/>border-radius: 8px;</text:p>
      <text:p text:style-name="P20"><text:s text:c="6"/>box-shadow: 0 0 10px rgba(0, 0, 0, 0.1);</text:p>
      <text:p text:style-name="P21"><text:s text:c="4"/>}</text:p>
      <text:p text:style-name="P22"><text:s text:c="4"/>.question {</text:p>
      <text:p text:style-name="P23"><text:s text:c="6"/>margin-bottom: 15px;</text:p>
      <text:p text:style-name="P24"><text:s text:c="4"/>}</text:p>
      <text:p text:style-name="P25"><text:s text:c="4"/>.question label {</text:p>
      <text:p text:style-name="P26"><text:s text:c="6"/>display: block;</text:p>
      <text:p text:style-name="P27"><text:s text:c="6"/>font-weight: bold;</text:p>
      <text:p text:style-name="P28"><text:s text:c="6"/>margin-bottom: 5px;</text:p>
      <text:p text:style-name="P29"><text:s text:c="4"/>}</text:p>
      <text:p text:style-name="P30"><text:s text:c="4"/>.question input[type="text"],</text:p>
      <text:p text:style-name="P31"><text:s text:c="4"/>.question textarea {</text:p>
      <text:p text:style-name="P32"><text:s text:c="6"/>width: 100%;</text:p>
      <text:p text:style-name="P33"><text:s text:c="6"/>padding: 10px;</text:p>
      <text:p text:style-name="P34"><text:s text:c="6"/>border: 1px solid #ccc;</text:p>
      <text:p text:style-name="P35"><text:s text:c="6"/>border-radius: 4px;</text:p>
      <text:p text:style-name="P36"><text:s text:c="6"/>box-sizing: border-box;</text:p>
      <text:p text:style-name="P37"><text:s text:c="6"/>margin-top: 6px;</text:p>
      <text:p text:style-name="P38"><text:s text:c="6"/>margin-bottom: 16px;</text:p>
      <text:p text:style-name="P39"><text:s text:c="4"/>}</text:p>
      <text:p text:style-name="P40"><text:s text:c="4"/>.question select {</text:p>
      <text:p text:style-name="P41"><text:s text:c="6"/>width: 100%;</text:p>
      <text:p text:style-name="P42"><text:s text:c="6"/>padding: 10px;</text:p>
      <text:p text:style-name="P43"><text:s text:c="6"/>border: 1px solid #ccc;</text:p>
      <text:p text:style-name="P44"><text:s text:c="6"/>border-radius: 4px;</text:p>
      <text:p text:style-name="P45"><text:s text:c="6"/>box-sizing: border-box;</text:p>
      <text:p text:style-name="P46"><text:s text:c="6"/>margin-top: 6px;</text:p>
      <text:p text:style-name="P47"><text:s text:c="6"/>margin-bottom: 16px;</text:p>
      <text:p text:style-name="P48"><text:s text:c="4"/>}</text:p>
      <text:p text:style-name="P49"><text:s text:c="4"/>.question .radio-options {</text:p>
      <text:p text:style-name="P50"><text:s text:c="6"/>display: flex;</text:p>
      <text:p text:style-name="P51"><text:s text:c="6"/>align-items: center;</text:p>
      <text:p text:style-name="P52"><text:s text:c="4"/>}</text:p>
      <text:p text:style-name="P53"><text:s text:c="4"/>.question .radio-options label {</text:p>
      <text:p text:style-name="P54"><text:s text:c="6"/>margin-right: 15px;</text:p>
      <text:p text:style-name="P55"><text:s text:c="4"/>}</text:p>
      <text:p text:style-name="P56"><text:s text:c="4"/>.submit-btn {</text:p>
      <text:p text:style-name="P57"><text:s text:c="6"/>background-color: #4caf50;</text:p>
      <text:soft-page-break/>
      <text:p text:style-name="P58"><text:s text:c="6"/>color: white;</text:p>
      <text:p text:style-name="P59"><text:s text:c="6"/>padding: 12px 20px;</text:p>
      <text:p text:style-name="P60"><text:s text:c="6"/>border: none;</text:p>
      <text:p text:style-name="P61"><text:s text:c="6"/>border-radius: 4px;</text:p>
      <text:p text:style-name="P62"><text:s text:c="6"/>cursor: pointer;</text:p>
      <text:p text:style-name="P63"><text:s text:c="4"/>}</text:p>
      <text:p text:style-name="P64"><text:s text:c="4"/>.submit-btn:hover {</text:p>
      <text:p text:style-name="P65"><text:s text:c="6"/>background-color: #45a049;</text:p>
      <text:p text:style-name="P66"><text:s text:c="4"/>}</text:p>
      <text:p text:style-name="P67"><text:s text:c="2"/>&lt;/style&gt;</text:p>
      <text:p text:style-name="P68">&lt;/head&gt;</text:p>
      <text:p text:style-name="P69">&lt;body&gt;</text:p>
      <text:p text:style-name="P70"><text:s text:c="2"/>&lt;div class="feedback-form"&gt;</text:p>
      <text:p text:style-name="P71"><text:s text:c="4"/>&lt;h2&gt;Event Feedback&lt;/h2&gt;</text:p>
      <text:p text:style-name="P72"><text:s text:c="4"/>&lt;form id="feedbackForm"&gt;</text:p>
      <text:p text:style-name="P73"><text:s text:c="6"/>&lt;div class="question"&gt;</text:p>
      <text:p text:style-name="P74"><text:s text:c="8"/>&lt;label for="likedMost"&gt;What did you like most about the event?&lt;/label&gt;</text:p>
      <text:p text:style-name="P75"><text:s text:c="8"/>&lt;textarea id="likedMost" name="likedMost" rows="4"&gt;&lt;/textarea&gt;</text:p>
      <text:p text:style-name="P76"><text:s text:c="6"/>&lt;/div&gt;</text:p>
      <text:p text:style-name="P77"><text:s text:c="6"/></text:p>
      <text:p text:style-name="P78"><text:s text:c="6"/>&lt;div class="question"&gt;</text:p>
      <text:p text:style-name="P79"><text:s text:c="8"/>&lt;label for="improvement"&gt;What aspects of the event could be improved?&lt;/label&gt;</text:p>
      <text:p text:style-name="P80"><text:s text:c="8"/>&lt;textarea id="improvement" name="improvement" rows="4"&gt;&lt;/textarea&gt;</text:p>
      <text:p text:style-name="P81"><text:s text:c="6"/>&lt;/div&gt;</text:p>
      <text:p text:style-name="P82"/>
      <text:p text:style-name="P83"><text:s text:c="7"/>&lt;div class="question"&gt;</text:p>
      <text:p text:style-name="P84"><text:s text:c="8"/>&lt;label for="recommendation"&gt;How likely are you to recommend this event to others?&lt;/label&gt;</text:p>
      <text:p text:style-name="P85"><text:s text:c="8"/>&lt;select id="recommendation" name="recommendation"&gt;</text:p>
      <text:p text:style-name="P86"><text:s text:c="10"/>&lt;option value="5"&gt;Very Likely&lt;/option&gt;</text:p>
      <text:p text:style-name="P87"><text:s text:c="10"/>&lt;option value="4"&gt;Likely&lt;/option&gt;</text:p>
      <text:p text:style-name="P88"><text:s text:c="10"/>&lt;option value="3"&gt;Neutral&lt;/option&gt;</text:p>
      <text:p text:style-name="P89"><text:s text:c="10"/>&lt;option value="2"&gt;Unlikely&lt;/option&gt;</text:p>
      <text:p text:style-name="P90"><text:s text:c="10"/>&lt;option value="1"&gt;Very Unlikely&lt;/option&gt;</text:p>
      <text:p text:style-name="P91"><text:s text:c="8"/>&lt;/select&gt;</text:p>
      <text:p text:style-name="P92"><text:s text:c="7"/>&lt;/div&gt;</text:p>
      <text:p text:style-name="P93"/>
      <text:p text:style-name="P94"><text:s text:c="7"/>&lt;div class="question"&gt;</text:p>
      <text:p text:style-name="P95"><text:s text:c="8"/>&lt;label for="overallExperience"&gt;How would you rate the overall experience of the event on a scale of 1 to 5?&lt;/label&gt;</text:p>
      <text:p text:style-name="P96"><text:s text:c="8"/>&lt;div class="radio-options"&gt;</text:p>
      <text:p text:style-name="P97"><text:s text:c="10"/>&lt;input type="radio" name="overallExperience" value="1"&gt; 1 &lt;button type="submit"&gt;&lt;img src="images/angry.png" style="height:50px;width:50px;" alt="Submit" title="Very Dissatisfied"&gt;&lt;/button&gt;</text:p>
      <text:p text:style-name="P98"><text:s text:c="10"/>&lt;input type="radio" name="overallExperience" value="2"&gt; 2 &lt;button type="submit"&gt;&lt;img src="images/sad.png" style="height:50px;width:50px;" alt="Submit" title="Disatisfied"&gt;&lt;/button&gt;</text:p>
      <text:p text:style-name="P99"><text:s text:c="10"/>&lt;input type="radio" name="overallExperience" value="3"&gt; 3 &lt;button type="submit"&gt;&lt;img src="images/meh.png" style="height:50px;width:50px;" alt="Submit" title="Neutral"&gt;&lt;/button&gt;</text:p>
      <text:p text:style-name="P100"><text:s text:c="10"/>&lt;input type="radio" name="overallExperience" value="4"&gt; 4 &lt;button type="submit"&gt;&lt;img src="images/happy.png"<text:s/><text:soft-page-break/>style="height:50px;width:50px;" alt="Submit" title="Satisfied"&gt;&lt;/button&gt;</text:p>
      <text:p text:style-name="P101"><text:s text:c="10"/>&lt;input type="radio" name="overallExperience" value="5"&gt; 5 &lt;button type="submit"&gt;&lt;img src="images/love.png" style="height:50px;width:50px;" alt="Submit" title="Very Satisfied" &gt;&lt;/button&gt;</text:p>
      <text:p text:style-name="P102"><text:s text:c="8"/>&lt;/div&gt;</text:p>
      <text:p text:style-name="P103"><text:s text:c="7"/>&lt;/div&gt;</text:p>
      <text:p text:style-name="P104"/>
      <text:p text:style-name="P105"><text:s text:c="7"/>&lt;div class="question"&gt;</text:p>
      <text:p text:style-name="P106"><text:s text:c="8"/>&lt;label for="anonymityRating"&gt;How would you rate the anonymity of your responses in the feedback survey?&lt;/label&gt;</text:p>
      <text:p text:style-name="P107"><text:s text:c="8"/>&lt;select id= "anonymityRating" name= "anonymityRating"&gt;</text:p>
      <text:p text:style-name="P108"><text:s text:c="10"/>&lt;option value= "5"&gt;Very Satisfied &lt;/option &gt;<text:s/></text:p>
      <text:p text:style-name="P109"><text:s text:c="10"/>&lt;option value= "4"&gt;Satisfied&lt;/option&gt;<text:s/></text:p>
      <text:p text:style-name="P110"><text:s text:c="10"/>&lt;option value= "3"&gt;Neutral&lt;/option&gt;<text:s/></text:p>
      <text:p text:style-name="P111"><text:s text:c="10"/>&lt;option value= "2"&gt;Dissatisfied&lt;/option&gt;<text:s/></text:p>
      <text:p text:style-name="P112"><text:s text:c="10"/>&lt;option value= "1"&gt;Very Dissatisfied&lt;/option&gt;<text:s/></text:p>
      <text:p text:style-name="P113"><text:s text:c="9"/>&lt;/select&gt;<text:s/></text:p>
      <text:p text:style-name="P114"><text:s text:c="7"/>&lt;/div&gt;</text:p>
      <text:p text:style-name="P115"/>
      <text:p text:style-name="P116"><text:s text:c="7"/>&lt;!-- Additional questions and fields can be added as needed --&gt;</text:p>
      <text:p text:style-name="P117"/>
      <text:p text:style-name="P118"><text:s text:c="7"/>&lt;!-- Submit button --&gt;</text:p>
      <text:p text:style-name="P119"><text:s text:c="7"/>&lt;button type= "submit" class= "submit-btn"&gt;Submit Feedback&lt;/button&gt;<text:s/></text:p>
      <text:p text:style-name="P120"><text:s text:c="5"/>&lt;/form&gt;<text:s/></text:p>
      <text:p text:style-name="P121"><text:s text:c="3"/>&lt;/div&gt;<text:s/></text:p>
      <text:p text:style-name="P122"><text:s/>&lt;/body&gt;<text:s/></text:p>
      <text:p text:style-name="P123"><text:s/>&lt;/html&gt;<text:s/></text:p>
      <text:p text:style-name="P124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gar Jadhav</meta:initial-creator>
    <dc:creator>Sagar Jadhav</dc:creator>
    <meta:creation-date>2024-04-25T14:28:00Z</meta:creation-date>
    <dc:date>2024-04-25T14:29:00Z</dc:date>
    <meta:template xlink:href="Normal" xlink:type="simple"/>
    <meta:editing-cycles>1</meta:editing-cycles>
    <meta:editing-duration>PT60S</meta:editing-duration>
    <meta:document-statistic meta:page-count="3" meta:paragraph-count="8" meta:word-count="653" meta:character-count="4372" meta:row-count="31" meta:non-whitespace-character-count="3727"/>
  </office:meta>
</office:document-meta>
</file>